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Times New Roman" fo:letter-spacing="normal" fo:font-style="normal" fo:font-weight="normal" officeooo:paragraph-rsid="001262c3" fo:background-color="transparent"/>
    </style:style>
    <style:style style:name="T1" style:family="text">
      <style:text-properties style:text-line-through-style="none" style:font-name="Arial" fo:font-size="11pt" style:text-underline-style="none" style:text-blinking="false"/>
    </style:style>
    <style:style style:name="T2" style:family="text">
      <style:text-properties style:text-line-through-style="none" style:font-name="Arial" fo:font-size="11pt" style:text-underline-style="none" officeooo:rsid="001262c3" style:text-blinking="false"/>
    </style:style>
    <style:style style:name="T3" style:family="text">
      <style:text-properties officeooo:rsid="0010c069"/>
    </style:style>
    <style:style style:name="T4" style:family="text">
      <style:text-properties officeooo:rsid="001262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8270541171077639"/><text:span text:style-name="T1">Page of Kimberley Appreciation</text:span><text:line-break/><text:line-break/><text:span text:style-name="T1">Hey Love Bug,</text:span><text:line-break/><text:line-break/><text:span text:style-name="T1">I know I’m not so good at writing elaborate poetry, wooing you with flowers or showering you with gifts. So for you this Christmas I wanted to create something special for my Kim to let her know she is the most lovely, caring, kind hearted bambus-bear chen that I know. I wanted to create Kim a very personalised something that has Bede written all over it. So I decided to learn how to create a website (believe it or not, I haven’t actually had much exposure to creating websites!) and make it for Kim. </text:span><text:line-break/><text:line-break/><text:span text:style-name="T1">I have gathered photos and written down my recollections of lots of good times we have had together. There were a lot! So on this website are a few of my most favourite memories. I am very aware that I heaps of the good times we have had aren’t on the website but its okay - we remember them.</text:span><text:line-break/><text:line-break/><text:span text:style-name="T1">Well bug I shall let you peruse the your one and only website at your leisure. This is all for my loveliest girlfriend, using the best way I could think of to show my love for you and my appreciation all the happiness you have brought to not only me but everyone around you. You are my Squashy Hedgehog, my Love bug, my Bambus-bear chen, my one and only Kimberley.</text:span><text:line-break/><text:span text:style-name="T1">Love you. </text:span><text:line-break/><text:line-break/><text:line-break/><text:line-break/><text:line-break/><text:line-break/><text:span text:style-name="T1">- Holidays in Wairarapa</text:span><text:line-break/><text:span text:style-name="T1">- First encounter - Ninja Suit :)</text:span><text:line-break/><text:span text:style-name="T1">- First Date -  Fire works night</text:span><text:line-break/><text:span text:style-name="T1">- </text:span><text:span text:style-name="T2">German </text:span><text:span text:style-name="T1">Kim goes to Germany and returns! wonderful chat conversations Bede’s limited German.</text:span><text:line-break/><text:span text:style-name="T1">- Bill Bailey shared love of comedians</text:span><text:line-break/><text:span text:style-name="T1">- awesome sense of humor (night time - daytime!)</text:span><text:line-break/><text:span text:style-name="T1">- Denny road trips</text:span><text:line-break/><text:span text:style-name="T3">- Kim with Animals</text:span></text:p>
      <text:p text:style-name="P1"><text:span text:style-name="T4">- </text:span><text:line-break/><text:line-break/><text:line-break/><text:span text:style-name="T1">- What I love about Kim list. Yardi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sta </meta:initial-creator>
    <meta:creation-date>2010-12-19T23:47:12</meta:creation-date>
    <dc:date>2010-12-20T00:01:32</dc:date>
    <dc:creator>bobsta </dc:creator>
    <meta:editing-duration>PT00H01M09S</meta:editing-duration>
    <meta:editing-cycles>3</meta:editing-cycles>
    <meta:generator>OpenOffice.org/3.2$Unix OpenOffice.org_project/320m19$Build-9505</meta:generator>
    <meta:document-statistic meta:table-count="0" meta:image-count="0" meta:object-count="0" meta:page-count="1" meta:paragraph-count="2" meta:word-count="297" meta:character-count="1581"/>
  </office:meta>
</office:document-meta>
</file>